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10.0618in" fo:margin-left="0in" table:align="left"/>
    </style:style>
    <style:style style:name="Tabla2.A" style:family="table-column">
      <style:table-column-properties style:column-width="0.934in"/>
    </style:style>
    <style:style style:name="Tabla2.B" style:family="table-column">
      <style:table-column-properties style:column-width="1.5611in"/>
    </style:style>
    <style:style style:name="Tabla2.C" style:family="table-column">
      <style:table-column-properties style:column-width="7.5667in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C1" style:family="table-cell">
      <style:table-cell-properties fo:padding="0in" fo:border="0.05pt solid #999999"/>
    </style:style>
    <style:style style:name="Tabla2.B2" style:family="table-cell">
      <style:table-cell-properties fo:padding="0.0382in" fo:border-left="0.05pt solid #999999" fo:border-right="0.05pt solid #999999" fo:border-top="none" fo:border-bottom="0.05pt solid #999999"/>
    </style:style>
    <style:style style:name="Tabla3" style:family="table">
      <style:table-properties style:width="7.6236in" fo:margin-left="0in" table:align="left"/>
    </style:style>
    <style:style style:name="Tabla3.A" style:family="table-column">
      <style:table-column-properties style:column-width="0.8153in"/>
    </style:style>
    <style:style style:name="Tabla3.B" style:family="table-column">
      <style:table-column-properties style:column-width="2.1694in"/>
    </style:style>
    <style:style style:name="Tabla3.C" style:family="table-column">
      <style:table-column-properties style:column-width="2.4875in"/>
    </style:style>
    <style:style style:name="Tabla3.D" style:family="table-column">
      <style:table-column-properties style:column-width="2.1514in"/>
    </style:style>
    <style:style style:name="Tabla3.A1" style:family="table-cell">
      <style:table-cell-properties fo:background-color="transparent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3.D1" style:family="table-cell">
      <style:table-cell-properties fo:background-color="transparent" fo:padding="0.0382in" fo:border="0.05pt solid #999999">
        <style:background-image/>
      </style:table-cell-properties>
    </style:style>
    <style:style style:name="P1" style:family="paragraph" style:parent-style-name="Standard">
      <style:text-properties fo:font-weight="bold" officeooo:rsid="0001f3b0" officeooo:paragraph-rsid="0069a4c8" style:font-weight-asian="bold" style:font-weight-complex="bold"/>
    </style:style>
    <style:style style:name="P2" style:family="paragraph" style:parent-style-name="Standard">
      <style:text-properties officeooo:rsid="0001f3b0" officeooo:paragraph-rsid="0069a4c8"/>
    </style:style>
    <style:style style:name="P3" style:family="paragraph" style:parent-style-name="Standard">
      <style:text-properties style:font-name="Arial" fo:font-size="10pt" fo:font-weight="bold" officeooo:rsid="0006be0d" officeooo:paragraph-rsid="006ac62a" fo:background-color="transparent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10pt" fo:font-weight="bold" officeooo:rsid="00320796" officeooo:paragraph-rsid="006ac62a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rial" fo:font-size="10pt" fo:font-weight="bold" officeooo:rsid="002d7f86" officeooo:paragraph-rsid="006ac62a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normal" officeooo:rsid="0001f3b0" officeooo:paragraph-rsid="00059831" style:font-name-asian="Bitstream Vera Sans" style:font-size-asian="10pt" style:font-weight-asian="normal" style:font-name-complex="Bitstream Vera Sans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normal" officeooo:rsid="0001f3b0" officeooo:paragraph-rsid="001674cf" style:font-name-asian="Bitstream Vera Sans" style:font-size-asian="10pt" style:font-weight-asian="normal" style:font-name-complex="Bitstream Vera Sans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normal" officeooo:rsid="002d7f86" officeooo:paragraph-rsid="002d7f86" style:font-name-asian="Bitstream Vera Sans" style:font-size-asian="10pt" style:font-weight-asian="normal" style:font-name-complex="Bitstream Vera Sans" style:font-size-complex="10pt" style:font-weight-complex="normal"/>
    </style:style>
    <style:style style:name="P9" style:family="paragraph" style:parent-style-name="Standard">
      <style:text-properties officeooo:paragraph-rsid="006ac62a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Arial" fo:font-size="10pt" officeooo:rsid="003fe34d" officeooo:paragraph-rsid="00166666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Arial" fo:font-size="10pt" officeooo:rsid="004b95b4" officeooo:paragraph-rsid="00166666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Arial" fo:font-size="10pt" officeooo:rsid="004e7eda" officeooo:paragraph-rsid="00166666" style:font-size-asian="10pt" style:font-size-complex="10pt"/>
    </style:style>
    <style:style style:name="P13" style:family="paragraph" style:parent-style-name="Footer">
      <style:text-properties officeooo:paragraph-rsid="0069a4c8"/>
    </style:style>
    <style:style style:name="P14" style:family="paragraph" style:parent-style-name="terp_5f_default_5f_8">
      <style:text-properties style:font-name="Arial" fo:font-size="10pt" officeooo:rsid="0001f3b0" officeooo:paragraph-rsid="00059831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officeooo:rsid="0006be0d" officeooo:paragraph-rsid="006010a5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officeooo:rsid="004d0481" officeooo:paragraph-rsid="006010a5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officeooo:rsid="004e6f0d" officeooo:paragraph-rsid="006010a5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officeooo:rsid="0032f002" officeooo:paragraph-rsid="006010a5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officeooo:rsid="000e29bf" officeooo:paragraph-rsid="003e9ad5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officeooo:rsid="005ec368" officeooo:paragraph-rsid="005ec368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officeooo:rsid="003b1d09" officeooo:paragraph-rsid="00059831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officeooo:rsid="003b1d09" officeooo:paragraph-rsid="005e485c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officeooo:rsid="003b1d09" officeooo:paragraph-rsid="006010a5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officeooo:rsid="003e9ad5" officeooo:paragraph-rsid="003e9ad5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officeooo:rsid="00602850" officeooo:paragraph-rsid="00602850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officeooo:rsid="003d0174" officeooo:paragraph-rsid="00166666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officeooo:rsid="003f8abb" officeooo:paragraph-rsid="003f1e30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officeooo:rsid="003f8abb" officeooo:paragraph-rsid="00649de0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0pt" officeooo:rsid="002c8f22" officeooo:paragraph-rsid="00166666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0pt" officeooo:rsid="00658eef" officeooo:paragraph-rsid="00166666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officeooo:rsid="0069a4c8" officeooo:paragraph-rsid="0069a4c8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0pt" officeooo:paragraph-rsid="0047a728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fo:font-weight="bold" officeooo:rsid="00602850" officeooo:paragraph-rsid="00602850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fo:font-weight="bold" officeooo:rsid="005e485c" officeooo:paragraph-rsid="006010a5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text-underline-style="none" fo:font-weight="normal" officeooo:rsid="003d0174" officeooo:paragraph-rsid="00166666" style:font-name-asian="Bitstream Vera Sans" style:font-size-asian="10pt" style:font-weight-asian="normal" style:font-name-complex="Bitstream Vera Sans" style:font-size-complex="10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style:text-underline-style="none" fo:font-weight="normal" officeooo:rsid="00658eef" officeooo:paragraph-rsid="00166666" style:font-name-asian="Bitstream Vera Sans" style:font-size-asian="10pt" style:font-weight-asian="normal" style:font-name-complex="Bitstream Vera Sans" style:font-size-complex="10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fe34d" officeooo:paragraph-rsid="004b95b4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fe34d" officeooo:paragraph-rsid="00166666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4e7eda" officeooo:paragraph-rsid="005b9082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4b95b4" officeooo:paragraph-rsid="00649de0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649de0" officeooo:paragraph-rsid="00649de0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0pt" officeooo:paragraph-rsid="00166666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fe34d" officeooo:paragraph-rsid="00166666" style:font-size-asian="10pt" style:font-size-complex="10pt"/>
    </style:style>
    <style:style style:name="T1" style:family="text">
      <style:text-properties officeooo:rsid="002cdbb5"/>
    </style:style>
    <style:style style:name="T2" style:family="text">
      <style:text-properties officeooo:rsid="0004491d"/>
    </style:style>
    <style:style style:name="T3" style:family="text">
      <style:text-properties officeooo:rsid="002d7f86"/>
    </style:style>
    <style:style style:name="T4" style:family="text">
      <style:text-properties officeooo:rsid="00320796"/>
    </style:style>
    <style:style style:name="T5" style:family="text">
      <style:text-properties officeooo:rsid="003e9ad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ec368" style:font-weight-asian="bold" style:font-weight-complex="bold"/>
    </style:style>
    <style:style style:name="T8" style:family="text">
      <style:text-properties fo:font-weight="bold" officeooo:rsid="00658eef" style:font-weight-asian="bold" style:font-weight-complex="bold"/>
    </style:style>
    <style:style style:name="T9" style:family="text">
      <style:text-properties fo:font-weight="bold" officeooo:rsid="0017b6d8" style:font-weight-asian="bold" style:font-weight-complex="bold"/>
    </style:style>
    <style:style style:name="T10" style:family="text">
      <style:text-properties officeooo:rsid="00448566"/>
    </style:style>
    <style:style style:name="T11" style:family="text">
      <style:text-properties officeooo:rsid="0045c202"/>
    </style:style>
    <style:style style:name="T12" style:family="text">
      <style:text-properties officeooo:rsid="004b95b4"/>
    </style:style>
    <style:style style:name="T13" style:family="text">
      <style:text-properties officeooo:rsid="004e6f0d"/>
    </style:style>
    <style:style style:name="T14" style:family="text">
      <style:text-properties officeooo:rsid="005b90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ext-input text:description="&lt;for each=&quot;o in objects&quot;&gt;">start for objects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table:number-rows-spanned="2" office:value-type="string">
            <text:p text:style-name="P15">→<text:span text:style-name="T13"> </text:span></text:p>
            <text:p text:style-name="P15"><text:text-input text:description="&lt;time.strftime(&quot;%d.%m.%Y&quot;, time.strptime(o.date_order, &quot;%Y-%m-%d&quot;))&gt;">start date</text:text-input></text:p>
            <text:p text:style-name="P16"><text:text-input text:description="&lt;o.flight_in&gt;">flight_in</text:text-input></text:p>
            <text:p text:style-name="P17">← </text:p>
            <text:p text:style-name="P18"><text:text-input text:description="&lt;time.strftime(&quot;%d.%m.%Y&quot;, time.strptime(o.end_date, &quot;%Y-%m-%d&quot;))&gt;">end date</text:text-input><text:span text:style-name="T13"> </text:span></text:p>
            <text:p text:style-name="P17"><text:text-input text:description="&lt;o.flight_out&gt;">flight out</text:text-input></text:p>
          </table:table-cell>
          <table:table-cell table:style-name="Tabla2.A1" office:value-type="string">
            <text:p text:style-name="P19"><text:span text:style-name="T8">Paxs </text:span><text:span text:style-name="T9">(</text:span><text:span text:style-name="T9"><text:text-input text:description="&lt;count(o.pax_ids)&gt;">paxs</text:text-input></text:span><text:span text:style-name="T9">)</text:span><text:span text:style-name="T5">:</text:span></text:p>
            <text:p text:style-name="P30"><text:text-input text:description="&lt;for each=&quot;x in o.pax_ids&quot;&gt;">start paxs</text:text-input></text:p>
            <text:p text:style-name="P30"><text:text-input text:description="&lt;x.name&gt;">pax</text:text-input></text:p>
            <text:p text:style-name="P36"><text:text-input text:description="&lt;/for&gt;">end paxs</text:text-input></text:p>
            <text:p text:style-name="P20"><text:span text:style-name="T6">Reference</text:span>:</text:p>
            <text:p text:style-name="P21"><text:text-input text:description="&lt;o.client_order_ref&gt;">reference</text:text-input></text:p>
            <text:p text:style-name="P24"><text:span text:style-name="T7">System r</text:span><text:span text:style-name="T6">eference</text:span>:</text:p>
            <text:p text:style-name="P21"><text:text-input text:description="&lt;o.name&gt;">reference</text:text-input></text:p>
            <text:p text:style-name="P33">TTOO</text:p>
            <text:p text:style-name="P25"><text:text-input text:description="&lt;o.partner_id&gt;">partner</text:text-input></text:p>
            <text:p text:style-name="P22"/>
          </table:table-cell>
          <table:table-cell table:style-name="Tabla2.C1" office:value-type="string">
            <text:p text:style-name="P26"><text:text-input text:description="&lt;for each=&quot;l in o.order_line&quot;&gt;">start products</text:text-input></text:p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row>
                <table:table-cell table:style-name="Tabla3.A1" office:value-type="string">
                  <text:p text:style-name="P11"><text:text-input text:description="&lt;if test=&quot;l.sale_context_id.category_id.name == 'Transfer'&quot;&gt;">transfer</text:text-input></text:p>
                  <text:p text:style-name="P27"><text:text-input text:description="&lt;time.strftime(&quot;%d.%m.%Y&quot;, time.strptime(l.start_date, &quot;%Y-%m-%d&quot;))&gt;">start</text:text-input></text:p>
                  <text:p text:style-name="P40"><text:text-input text:description="&lt;/if&gt;">/transfer</text:text-input></text:p>
                  <text:p text:style-name="P41"><text:text-input text:description="&lt;if test=&quot;l.sale_context_id.category_id.name != 'Transfer'&quot;&gt;">notransfer</text:text-input></text:p>
                  <text:p text:style-name="P27"><text:text-input text:description="&lt;time.strftime(&quot;%d.%m.%Y&quot;, time.strptime(l.start_date, &quot;%Y-%m-%d&quot;))&gt;">start</text:text-input></text:p>
                  <text:p text:style-name="P28"><text:text-input text:description="&lt;time.strftime(&quot;%d.%m.%Y&quot;, time.strptime(l.end_date, &quot;%Y-%m-%d&quot;))&gt;">end</text:text-input></text:p>
                  <text:p text:style-name="P41"><text:text-input text:description="&lt;/if&gt;">/notransfer</text:text-input></text:p>
                </table:table-cell>
                <table:table-cell table:style-name="Tabla3.A1" office:value-type="string">
                  <text:p text:style-name="P26"><text:text-input text:description="&lt;l.name&gt;">product</text:text-input></text:p>
                  <text:p text:style-name="P29"><text:span text:style-name="T10">(</text:span><text:text-input text:description="&lt;l.reservation_number&gt;">confirmation</text:text-input><text:span text:style-name="T10">)</text:span></text:p>
                </table:table-cell>
                <table:table-cell table:style-name="Tabla3.A1" office:value-type="string">
                  <text:p text:style-name="P31"><text:text-input text:description="&lt;l.description&gt;">description</text:text-input></text:p>
                </table:table-cell>
                <table:table-cell table:style-name="Tabla3.D1" office:value-type="string">
                  <text:p text:style-name="P10"><text:text-input text:description="&lt;if test=&quot;l.sale_context_id.category_id.name == 'Hotel'&quot;&gt;">hotel</text:text-input></text:p>
                  <text:p text:style-name="P38"><text:text-input text:description="&lt;l.hotel_2_meal_plan_id.name&gt;">meal plan</text:text-input> </text:p>
                  <text:p text:style-name="P42"><text:text-input text:description="&lt;for each=&quot;r in l.sale_context_id.hotel_1_rooming_ids&quot;&gt;">start for rooming</text:text-input></text:p>
                  <text:p text:style-name="P32"><text:text-input text:description="&lt;r.quantity&gt;">quantity</text:text-input> <text:text-input text:description="&lt;r.room&gt;">room</text:text-input> <text:span text:style-name="T11"><text:text-input text:description="&lt;r.room_type_id.name&gt;">type</text:text-input></text:span><text:span text:style-name="T11"> <text:s/>Ad: </text:span><text:span text:style-name="T11"><text:text-input text:description="&lt;r.adults&gt;">adults</text:text-input></text:span><text:span text:style-name="T11"> Ch: </text:span><text:span text:style-name="T11"><text:text-input text:description="&lt;r.children&gt;">children</text:text-input></text:span></text:p>
                  <text:p text:style-name="P38"><text:text-input text:description="&lt;/for&gt;">end for rooming</text:text-input></text:p>
                  <text:p text:style-name="P10"><text:text-input text:description="&lt;/if&gt;">/hotel</text:text-input></text:p>
                  <text:p text:style-name="P11"><text:text-input text:description="&lt;if test=&quot;l.sale_context_id.category_id.name == 'Transfer'&quot;&gt;">transfer</text:text-input></text:p>
                  <text:p text:style-name="P37"><text:span text:style-name="T12"><text:text-input text:description="&lt;l.transfer_1_vehicle_type_id.name&gt;">type</text:text-input></text:span><text:span text:style-name="T12"> </text:span><text:span text:style-name="T12"><text:text-input text:description="&lt;l.transfer_2_guide_id.name&gt;">guide</text:text-input></text:span><text:span text:style-name="T12"> </text:span><text:span text:style-name="T12"><text:text-input text:description="&lt;l.transfer_3_confort_id.name&gt;">confort</text:text-input></text:span></text:p>
                  <text:p text:style-name="P11"><text:text-input text:description="&lt;/if&gt;">/transfer</text:text-input></text:p>
                  <text:p text:style-name="P12"><text:text-input text:description="&lt;if test=&quot;l.sale_context_id.category_id.name == 'Car'&quot;&gt;">car</text:text-input></text:p>
                  <text:p text:style-name="P39"><text:text-input text:description="&lt;search('product.car', [('product_id', '=', l.product_id.id)])[0].class_id.name&gt;">model</text:text-input> <text:span text:style-name="T14"><text:text-input text:description="&lt;search('product.car', [('product_id', '=', l.product_id.id)])[0].transmission_id.name&gt;">transmission</text:text-input></text:span><text:span text:style-name="T14"> (</text:span><text:span text:style-name="T14"><text:text-input text:description="&lt;search('product.car', [('product_id', '=', l.product_id.id)])[0].passengers&gt;">paxs</text:text-input></text:span><text:span text:style-name="T14"> seats)</text:span> </text:p>
                  <text:p text:style-name="P12"><text:text-input text:description="&lt;/if&gt;">/car</text:text-input></text:p>
                </table:table-cell>
              </table:table-row>
            </table:table>
            <text:p text:style-name="P35"><text:text-input text:description="&lt;/for&gt;">end products</text:text-input></text:p>
          </table:table-cell>
        </table:table-row>
        <table:table-row>
          <table:covered-table-cell/>
          <table:table-cell table:style-name="Tabla2.B2" table:number-columns-spanned="2" office:value-type="string">
            <text:p text:style-name="P34">Comments</text:p>
            <text:p text:style-name="P23"><text:text-input text:description="&lt;o.note&gt;">reference</text:text-input></text:p>
          </table:table-cell>
          <table:covered-table-cell/>
        </table:table-row>
      </table:table>
      <text:p text:style-name="P6"><text:text-input text:description="&lt;/for&gt;">end for objects</text:text-input></text:p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10.0618in" fo:margin-left="0in" table:align="left"/>
    </style:style>
    <style:style style:name="Table1.A" style:family="table-column">
      <style:table-column-properties style:column-width="0.934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7.5653in"/>
    </style:style>
    <style:style style:name="Table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1.C1" style:family="table-cell">
      <style:table-cell-properties fo:background-color="#e6e6ff" fo:padding="0.0382in" fo:border="0.05pt solid #999999">
        <style:background-image/>
      </style:table-cell-properties>
    </style:style>
    <style:style style:name="MP1" style:family="paragraph" style:parent-style-name="Standard">
      <style:text-properties fo:font-weight="bold" officeooo:rsid="0001f3b0" officeooo:paragraph-rsid="0069a4c8" style:font-weight-asian="bold" style:font-weight-complex="bold"/>
    </style:style>
    <style:style style:name="MP2" style:family="paragraph" style:parent-style-name="Standard">
      <style:text-properties officeooo:rsid="0001f3b0" officeooo:paragraph-rsid="0069a4c8"/>
    </style:style>
    <style:style style:name="MP3" style:family="paragraph" style:parent-style-name="Standard">
      <style:text-properties style:font-name="Arial" fo:font-size="10pt" fo:font-weight="bold" officeooo:rsid="0006be0d" officeooo:paragraph-rsid="006ac62a" fo:background-color="transparent" style:font-size-asian="10pt" style:font-weight-asian="bold" style:font-size-complex="10pt" style:font-weight-complex="bold"/>
    </style:style>
    <style:style style:name="MP4" style:family="paragraph" style:parent-style-name="Standard">
      <style:text-properties style:font-name="Arial" fo:font-size="10pt" fo:font-weight="bold" officeooo:rsid="00320796" officeooo:paragraph-rsid="006ac62a" fo:background-color="transparent" style:font-size-asian="10pt" style:font-weight-asian="bold" style:font-size-complex="10pt" style:font-weight-complex="bold"/>
    </style:style>
    <style:style style:name="MP5" style:family="paragraph" style:parent-style-name="Standard">
      <style:text-properties style:font-name="Arial" fo:font-size="10pt" fo:font-weight="bold" officeooo:rsid="002d7f86" officeooo:paragraph-rsid="006ac62a" fo:background-color="transparent" style:font-size-asian="10pt" style:font-weight-asian="bold" style:font-size-complex="10pt" style:font-weight-complex="bold"/>
    </style:style>
    <style:style style:name="MP6" style:family="paragraph" style:parent-style-name="Standard">
      <style:text-properties officeooo:paragraph-rsid="006ac62a"/>
    </style:style>
    <style:style style:name="MP7" style:family="paragraph" style:parent-style-name="Footer">
      <style:text-properties officeooo:paragraph-rsid="0069a4c8"/>
    </style:style>
    <style:style style:name="MT1" style:family="text">
      <style:text-properties officeooo:rsid="002cdbb5"/>
    </style:style>
    <style:style style:name="MT2" style:family="text">
      <style:text-properties officeooo:rsid="0004491d"/>
    </style:style>
    <style:style style:name="MT3" style:family="text">
      <style:text-properties officeooo:rsid="002d7f86"/>
    </style:style>
    <style:style style:name="MT4" style:family="text">
      <style:text-properties officeooo:rsid="00320796"/>
    </style:style>
    <style:page-layout style:name="Mpm1">
      <style:page-layout-properties fo:page-width="11in" fo:page-height="8.5in" style:num-format="1" style:print-orientation="landscape" fo:margin-top="0.302in" fo:margin-bottom="0.1602in" fo:margin-left="0.498in" fo:margin-right="0.500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8154in" fo:margin-left="0in" fo:margin-right="0in" fo:margin-bottom="0.1965in"/>
      </style:header-style>
      <style:footer-style>
        <style:header-footer-properties svg:height="0.3764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Captivating Cuba</text:p>
        <text:p text:style-name="MP2"><text:span text:style-name="MT1">Operations</text:span> Repor<text:span text:style-name="MT2">t</text:span></text:p>
        <text:p text:style-name="MP2"/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3">Date<text:span text:style-name="MT3">s</text:span></text:p>
            </table:table-cell>
            <table:table-cell table:style-name="Table1.A1" office:value-type="string">
              <text:p text:style-name="MP4">Generals</text:p>
            </table:table-cell>
            <table:table-cell table:style-name="Table1.C1" office:value-type="string">
              <text:p text:style-name="MP5">Product<text:span text:style-name="MT4">s</text:span></text:p>
            </table:table-cell>
          </table:table-row>
        </table:table>
        <text:p text:style-name="MP6"/>
      </style:header>
      <style:footer>
        <text:p text:style-name="MP7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7T15:44:49.560105461</meta:creation-date>
    <dc:date>2017-03-06T18:53:30.477799581</dc:date>
    <meta:editing-duration>PT23H30M13S</meta:editing-duration>
    <meta:editing-cycles>103</meta:editing-cycles>
    <meta:generator>LibreOffice/4.2.8.2$Linux_X86_64 LibreOffice_project/420m0$Build-2</meta:generator>
    <meta:document-statistic meta:table-count="3" meta:image-count="0" meta:object-count="0" meta:page-count="1" meta:paragraph-count="50" meta:word-count="178" meta:character-count="606" meta:non-whitespace-character-count="569"/>
  </office:meta>
</office:document-meta>
</file>